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1" svg:font-family="Calluna" style:font-adornments="Bold" style:font-pitch="variable"/>
    <style:font-face style:name="Calluna" svg:font-family="Calluna" style:font-adornments="Regular" style:font-pitch="variable"/>
    <style:font-face style:name="Ezra SIL" svg:font-family="'Ezra SIL'" style:font-adornments="Regular" style:font-pitch="variable"/>
    <style:font-face style:name="Gentium" svg:font-family="Gentium" style:font-pitch="variable"/>
    <style:font-face style:name="Gentium2" svg:font-family="Gentium" style:font-adornments="Regular" style:font-pitch="variable"/>
    <style:font-face style:name="SBL Hebrew2" svg:font-family="'SBL Hebrew'" style:font-pitch="variable"/>
    <style:font-face style:name="SBL Hebrew1" svg:font-family="'SBL Hebrew'"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1"/>
    <style:style style:name="P3" style:family="paragraph" style:parent-style-name="Heading_20_1" style:master-page-name="Turabian_20_2_20_-_20_First_20_Page">
      <style:paragraph-properties style:page-number="auto"/>
    </style:style>
    <style:style style:name="T1" style:family="text">
      <style:text-properties style:font-name="Gentium"/>
    </style:style>
    <style:style style:name="T2" style:family="text">
      <style:text-properties style:font-name="Gentium1" style:font-name-asian="Times New Roman" style:font-name-complex="Ezra SIL"/>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12165887" text:style-name="Outline">
        <text:list-item>
          <text:h text:style-name="P3" text:outline-level="1">Markup Instructions for Contributors<text:line-break/>(Abbott-Smith Lexicon)<text:line-break/><text:date style:data-style-name="N84" text:date-value="2012-05-10T07:54:46.99" text:fixed="true">2012-05-10</text:date></text:h>
        </text:list-item>
      </text:list>
      <text:p text:style-name="Standard">This file describes and illustrates the TEI markup practices employed in this project. To contribute you must be familiar with the basics of how XML works. For an introduction, see <text:a xlink:type="simple" xlink:href="http://www.w3schools.com/xml/xml_whatis.asp">http://www.w3schools.com/xml/xml_whatis.asp</text:a>. </text:p>
      <text:p text:style-name="Standard">This project follows several markup practices. Here are several of the most important ones:</text:p>
      <text:list xml:id="list1025203586" text:style-name="L1">
        <text:list-item>
          <text:p text:style-name="P2">Structure of Lexicon Entries</text:p>
          <text:list>
            <text:list-item>
              <text:p text:style-name="P2">Every entry is nested in an &lt;entry&gt; element with an id (@n), which should be the Greek lemma. If there are multiple options at the head of the entry, choose the first.</text:p>
            </text:list-item>
            <text:list-item>
              <text:p text:style-name="P2">Nested within &lt;entry&gt; are several elements: &lt;form&gt;, &lt;gramGrp&gt;, and &lt;sense&gt;. The first two only appear once. The last one may appear multiple times if there are multiple sense numbers. Note that all text in the entry must fall within one of these three elements, not directly under &lt;entry&gt;. </text:p>
            </text:list-item>
          </text:list>
        </text:list-item>
        <text:list-item>
          <text:p text:style-name="P2">Specific Elements of Each Entry</text:p>
          <text:list>
            <text:list-item>
              <text:p text:style-name="P2">&lt;form&gt;</text:p>
              <text:list>
                <text:list-item>
                  <text:p text:style-name="P2">Typically this will include all information prior to the first definition. </text:p>
                </text:list-item>
                <text:list-item>
                  <text:p text:style-name="P2">The form of the word should be contained within &lt;orth&gt;. </text:p>
                </text:list-item>
                <text:list-item>
                  <text:p text:style-name="P2">Additional text may also appear outside &lt;orth&gt;.</text:p>
                </text:list-item>
              </text:list>
            </text:list-item>
            <text:list-item>
              <text:p text:style-name="P2">&lt;gramGrp&gt;</text:p>
              <text:list>
                <text:list-item>
                  <text:p text:style-name="P2">This element is for gramatical information that does not involve the form of the word. </text:p>
                </text:list-item>
                <text:list-item>
                  <text:p text:style-name="P2">This normally will have nothing in it, in which case it can be dropped or included in this way: &lt;gramGrp/&gt;.</text:p>
                </text:list-item>
                <text:list-item>
                  <text:p text:style-name="P2">If some grammatical information is given in the entry such as part of speech &lt;pos&gt; or some other subcategorization &lt;subc&gt;, it would be marked up in this way: &lt;gramGrp&gt;&lt;pos&gt;verb&lt;/pos&gt;, &lt;subc&gt;intransitive&lt;/subc&gt;&lt;/gramGrp&gt;</text:p>
                </text:list-item>
              </text:list>
            </text:list-item>
            <text:list-item>
              <text:p text:style-name="P2">&lt;sense&gt;</text:p>
              <text:list>
                <text:list-item>
                  <text:p text:style-name="P2"><text:soft-page-break/>Anything related to the meaning of a word should occur in this element. </text:p>
                </text:list-item>
                <text:list-item>
                  <text:p text:style-name="P2">Definitions (usually anything in italics) should also be within &lt;def&gt;.</text:p>
                </text:list-item>
                <text:list-item>
                  <text:p text:style-name="P2">If sense numbers are given, include @n in &lt;sense&gt; and the text of the sense number as it is written in the lexicon. </text:p>
                </text:list-item>
                <text:list-item>
                  <text:p text:style-name="P2">Multiple sense elements are allowed within the same entry.</text:p>
                </text:list-item>
              </text:list>
            </text:list-item>
          </text:list>
        </text:list-item>
        <text:list-item>
          <text:p text:style-name="P2">Other Elements</text:p>
          <text:list>
            <text:list-item>
              <text:p text:style-name="P2">&lt;pb /&gt;</text:p>
              <text:list>
                <text:list-item>
                  <text:p text:style-name="P2">All page breaks are included in the file. </text:p>
                </text:list-item>
                <text:list-item>
                  <text:p text:style-name="P2">After cleaning up a page, add your initials to the commented @typed field after the &lt;pb&gt; element. After checking a page, do the same under @checked. This is not valid TEI, so the attributes are commented out outside the &lt;pb&gt; element.</text:p>
                </text:list-item>
                <text:list-item>
                  <text:p text:style-name="P2">A completed page should look like this: &lt;pb n="1" /&gt; &lt;!-- typed="ABC" checked="XYZ" --&gt;</text:p>
                </text:list-item>
              </text:list>
            </text:list-item>
            <text:list-item>
              <text:p text:style-name="P2">&lt;foreign&gt;</text:p>
              <text:list>
                <text:list-item>
                  <text:p text:style-name="P2">All text is assumed to be English (the analysis language) unless otherwise specified.</text:p>
                </text:list-item>
                <text:list-item>
                  <text:p text:style-name="P2">The &lt;foreign&gt; element can be used for this purpose.</text:p>
                </text:list-item>
                <text:list-item>
                  <text:p text:style-name="P2">Examples include: &lt;foreign xml:lang="grc"&gt;<text:span text:style-name="T1">Ἀαρών</text:span>&lt;/foreign&gt; and &lt;foreign xml:lang="heb"&gt;אַהֲרוֹן&lt;/foreign&gt;. Use "grc" for Greek and "heb" for Hebrew.</text:p>
                </text:list-item>
              </text:list>
            </text:list-item>
            <text:list-item>
              <text:p text:style-name="P2">&lt;ref&gt;</text:p>
              <text:list>
                <text:list-item>
                  <text:p text:style-name="P2">Biblical references should be marked up using this element. </text:p>
                </text:list-item>
                <text:list-item>
                  <text:p text:style-name="P2">Although Abbott-Smith uses superscript numbers for verses, this project does not. Instead, we use a colon to separate chapter and verse. </text:p>
                </text:list-item>
                <text:list-item>
                  <text:p text:style-name="P2">For biblical book names in @osisRef, use SBL abbreviations. See http://www.textonline.org/textstyleguidelines.</text:p>
                </text:list-item>
                <text:list-item>
                  <text:p text:style-name="P2">Examples include: &lt;ref osisRef="Luke.1.5"&gt;Lk 1:5&lt;/ref&gt; and &lt;ref osisRef="Mark.1.14-Mark.1.15"&gt;Mk 1:14-15&lt;/ref&gt;.</text:p>
                </text:list-item>
              </text:list>
            </text:list-item>
          </text:list>
        </text:list-item>
        <text:list-item>
          <text:p text:style-name="P2"><text:soft-page-break/>Recurring Text</text:p>
          <text:list>
            <text:list-item>
              <text:p text:style-name="P2">For a dagger use † (see Preface of the lexicon for the meaning of this symbol)</text:p>
            </text:list-item>
            <text:list-item>
              <text:p text:style-name="P2">For &lt; use &amp;lt;</text:p>
            </text:list-item>
            <text:list-item>
              <text:p text:style-name="P2">For &gt; use &amp;rt;</text:p>
            </text:list-item>
            <text:list-item>
              <text:p text:style-name="P2">For superscript, use: &lt;hi rend="superscript"&gt;</text:p>
            </text:list-item>
            <text:list-item>
              <text:p text:style-name="P2">For subscript, use: &lt;hi rend="subscript"&gt;</text:p>
            </text:list-item>
            <text:list-item>
              <text:p text:style-name="P2">For an ampersand use &amp;amp;</text:p>
            </text:list-item>
            <text:list-item>
              <text:p text:style-name="P2">For paragraphs use &lt;p&gt;</text:p>
            </text:list-item>
          </text:list>
        </text:list-item>
      </text:list>
      <text:list xml:id="list1885974596" text:continue-list="list2112165887" text:style-name="Outline">
        <text:list-item>
          <text:list>
            <text:list-item>
              <text:list>
                <text:list-item>
                  <text:list>
                    <text:list-item>
                      <text:list>
                        <text:list-item>
                          <text:list>
                            <text:list-item>
                              <text:list>
                                <text:list-item>
                                  <text:h text:style-name="Heading_20_6" text:outline-level="7">EXAMPLE MARKUP</text:h>
                                </text:list-item>
                              </text:list>
                            </text:list-item>
                          </text:list>
                        </text:list-item>
                      </text:list>
                    </text:list-item>
                  </text:list>
                </text:list-item>
              </text:list>
            </text:list-item>
          </text:list>
        </text:list-item>
      </text:list>
      <text:p text:style-name="Standard">&lt;entry n="<text:span text:style-name="T1">α</text:span>"&gt; </text:p>
      <text:p text:style-name="Standard"><text:s/><text:tab/>&lt;form&gt;</text:p>
      <text:p text:style-name="Standard"><text:s/><text:tab/><text:tab/>&lt;orth&gt;</text:p>
      <text:p text:style-name="Standard"><text:s/><text:tab/><text:tab/><text:tab/>&lt;foreign xml:lang="grc"&gt;<text:span text:style-name="T1">Α, α, ἄλφα</text:span>&lt;/foreign&gt;</text:p>
      <text:p text:style-name="Standard"><text:s/><text:tab/><text:tab/>&lt;/orth&gt; (q.v.), </text:p>
      <text:p text:style-name="Standard"><text:s/><text:tab/><text:tab/>&lt;foreign xml:lang="grc"&gt;<text:span text:style-name="T1">τό</text:span>&lt;/foreign&gt;, indecl., </text:p>
      <text:p text:style-name="Standard"><text:s/><text:tab/>&lt;/form&gt;</text:p>
      <text:p text:style-name="Standard"><text:s/><text:tab/>&lt;gramGrp/&gt;</text:p>
      <text:p text:style-name="Standard"><text:s/><text:tab/>&lt;sense&gt;&lt;def&gt;alpha&lt;/def&gt;, the first letter of the Greek alphabet. As a numeral, &lt;foreign xml:lang="grc"&gt;<text:span text:style-name="T2">ά</text:span>&lt;/foreign&gt; = 1, &lt;foreign xml:lang="grc"&gt;<text:span text:style-name="T1">α</text:span>&lt;/foreign&gt; = 1000. As a prefix, it appears to have at least two and perhaps three distinct senses:</text:p>
      <text:p text:style-name="Standard"><text:s/><text:tab/>&lt;/sense&gt;</text:p>
      <text:p text:style-name="Standard"><text:s/><text:tab/>&lt;sense n="1"&gt;</text:p>
      <text:p text:style-name="Standard"><text:soft-page-break/><text:s/><text:tab/><text:tab/>1. &lt;foreign xml:lang="grc"&gt;<text:span text:style-name="T1">ἀ-</text:span>&lt;/foreign&gt; (before a vowel, &lt;foreign xml:lang="grc"&gt;<text:span text:style-name="T1">ἀν-</text:span>&lt;/foreign&gt;) &lt;def&gt;negative&lt;/def&gt;, as in &lt;foreign xml:lang="grc"&gt;<text:span text:style-name="T1">ἄ-γνωστος, ἄ-δικος</text:span>&lt;/foreign&gt;.</text:p>
      <text:p text:style-name="Standard"><text:s/><text:tab/>&lt;/sense&gt; </text:p>
      <text:p text:style-name="Standard"><text:s/><text:tab/>&lt;sense n="2"&gt;</text:p>
      <text:p text:style-name="Standard"><text:s/><text:tab/><text:tab/>2. &lt;foreign xml:lang="grc"&gt;<text:span text:style-name="T1">ἀ-, ἁ-</text:span>&lt;/foreign&gt; &lt;def&gt;copulative&lt;/def&gt;, indicating community and fellowship, as in &lt;foreign xml:lang="grc"&gt;<text:span text:style-name="T1">ἁ-πλοῦς, ἀ-κολουθέω, ἀ-δελφός</text:span>&lt;/foreign&gt;.</text:p>
      <text:p text:style-name="Standard"><text:s/><text:tab/>&lt;/sense&gt; </text:p>
      <text:p text:style-name="Standard"><text:s/><text:tab/>&lt;sense n="3"&gt;3. An intensive force (LS, s. &lt;foreign xml:lang="grc"&gt;α&lt;/foreign&gt;), as in &lt;foreign xml:lang="grc"&gt;<text:span text:style-name="T1">ἀ-τενίζω</text:span>&lt;/foreign&gt; is sometimes assumed (but v. Boisacq, s.v.).&lt;/sense&gt; </text:p>
      <text:p text:style-name="Standard">&lt;/entry&gt;</text:p>
      <text:p text:style-name="Standard">&lt;entry n="<text:span text:style-name="T1">Ἀαρών</text:span>"&gt; </text:p>
      <text:p text:style-name="Standard"><text:tab/>&lt;form&gt;</text:p>
      <text:p text:style-name="Standard"><text:tab/><text:tab/>&lt;orth&gt;</text:p>
      <text:p text:style-name="Standard"><text:s/><text:tab/><text:tab/><text:tab/>&lt;foreign xml:lang="grc"&gt;<text:span text:style-name="T1">Ἀαρών</text:span>&lt;/foreign&gt;</text:p>
      <text:p text:style-name="Standard"><text:s/><text:tab/><text:tab/>&lt;/orth&gt; (Heb. &lt;foreign xml:lang="heb"&gt;אַהֲרוֹן&lt;/foreign&gt;), indecl. (in FlJ, &lt;foreign xml:lang="grc"&gt;<text:span text:style-name="T1">-ῶνος</text:span>&lt;/foreign&gt;),</text:p>
      <text:p text:style-name="Standard"><text:s/><text:tab/>&lt;/form&gt;</text:p>
      <text:p text:style-name="Standard"><text:s/><text:tab/>&lt;gramGrp/&gt;</text:p>
      <text:p text:style-name="Standard"><text:s/><text:tab/>&lt;sense&gt;&lt;def&gt;Aaron&lt;/def&gt; (&lt;ref osisRef="Exod.4.14"&gt;Ex 4:14&lt;/ref&gt;, al.): &lt;ref osisRef="Luke.1.5"&gt;Lk 1:5&lt;/ref&gt;, &lt;ref osisRef="Acts.7.40"&gt;Ac 7:40&lt;/ref&gt;, &lt;ref osisRef="Heb.5.4"&gt;He 5:4&lt;/ref&gt;, &lt;ref osisRef="Heb.7.11"&gt;7:11&lt;/ref&gt;, &lt;ref osisRef="Heb.9.4"&gt;9:4&lt;/ref&gt;.† </text:p>
      <text:p text:style-name="Standard"><text:s/><text:tab/>&lt;/sense&gt;</text:p>
      <text:p text:style-name="Standard">&lt;/entry&gt; </text:p>
      <text:list xml:id="list108072054" text:continue-numbering="true" text:style-name="Outline">
        <text:list-item>
          <text:list>
            <text:list-item>
              <text:list>
                <text:list-item>
                  <text:list>
                    <text:list-item>
                      <text:list>
                        <text:list-item>
                          <text:list>
                            <text:list-item>
                              <text:list>
                                <text:list-item>
                                  <text:h text:style-name="Heading_20_6" text:outline-level="7"><text:soft-page-break/>ENTRY TEMPLATE</text:h>
                                </text:list-item>
                              </text:list>
                            </text:list-item>
                          </text:list>
                        </text:list-item>
                      </text:list>
                    </text:list-item>
                  </text:list>
                </text:list-item>
              </text:list>
            </text:list-item>
          </text:list>
        </text:list-item>
      </text:list>
      <text:p text:style-name="Standard"><text:s text:c="2"/>&lt;entry n=""&gt; </text:p>
      <text:p text:style-name="Standard"><text:s/><text:tab/>&lt;form&gt;</text:p>
      <text:p text:style-name="Standard"><text:s/><text:tab/><text:tab/>&lt;orth&gt;</text:p>
      <text:p text:style-name="Standard"><text:s/><text:tab/><text:tab/><text:tab/>&lt;foreign xml:lang="grc"&gt;&lt;/foreign&gt;</text:p>
      <text:p text:style-name="Standard"><text:s/><text:tab/><text:tab/>&lt;/orth&gt;</text:p>
      <text:p text:style-name="Standard"><text:s/><text:tab/>&lt;/form&gt;</text:p>
      <text:p text:style-name="Standard"><text:s/><text:tab/>&lt;gramGrp&gt;&lt;/gramGrp&gt;</text:p>
      <text:p text:style-name="Standard"><text:s/><text:tab/>&lt;sense&gt;</text:p>
      <text:p text:style-name="Standard"><text:s/><text:tab/>&lt;def&gt;&lt;/def&gt;</text:p>
      <text:p text:style-name="Standard"><text:s/><text:tab/>&lt;ref osisRef=""&gt;&lt;/ref&gt;</text:p>
      <text:p text:style-name="Standard"><text:s/><text:tab/>&lt;/sense&gt;</text:p>
      <text:p text:style-name="Standard"><text:s/><text:tab/>&lt;sense n="1"&gt;</text:p>
      <text:p text:style-name="Standard"><text:s/><text:tab/><text:tab/>1. †</text:p>
      <text:p text:style-name="Standard"><text:s/><text:tab/>&lt;/sense&gt; </text:p>
      <text:p text:style-name="Standard"><text:s/>&lt;/entr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1" svg:font-family="Calluna" style:font-adornments="Bold" style:font-pitch="variable"/>
    <style:font-face style:name="Calluna" svg:font-family="Calluna" style:font-adornments="Regular" style:font-pitch="variable"/>
    <style:font-face style:name="Ezra SIL" svg:font-family="'Ezra SIL'" style:font-adornments="Regular" style:font-pitch="variable"/>
    <style:font-face style:name="Gentium" svg:font-family="Gentium" style:font-pitch="variable"/>
    <style:font-face style:name="Gentium2" svg:font-family="Gentium" style:font-adornments="Regular" style:font-pitch="variable"/>
    <style:font-face style:name="SBL Hebrew2" svg:font-family="'SBL Hebrew'" style:font-pitch="variable"/>
    <style:font-face style:name="SBL Hebrew1" svg:font-family="'SBL Hebrew'"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SBL Hebrew"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2in" fo:line-height="100%" fo:orphans="2" fo:widows="2" style:writing-mode="lr-tb"/>
      <style:text-properties style:use-window-font-color="true" style:font-name="Gentium2" fo:font-size="12pt" fo:language="en" fo:country="US" style:font-name-asian="Times New Roman" style:font-size-asian="12pt" style:font-name-complex="Ezra SIL"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fo:text-align="center" style:justify-single-word="false" style:page-number="auto" fo:keep-with-next="always"/>
      <style:text-properties fo:text-transform="uppercase" style:font-name="Times New Roman1" fo:font-size="12pt" style:font-name-asian="MS Mincho" style:font-size-asian="14pt" style:font-name-complex="SBL Hebrew" style:font-size-complex="12pt" style:language-complex="he" style:country-complex="IL"/>
    </style:style>
    <style:style style:name="Text_20_body" style:display-name="Text body" style:family="paragraph" style:parent-style-name="Standard" style:list-style-name="" style:class="text">
      <style:paragraph-properties fo:margin-left="0in" fo:margin-right="0in" fo:margin-top="0in" fo:margin-bottom="0in" fo:line-height="0.4in" fo:text-indent="0.5in" style:auto-text-indent="false">
        <style:tab-stops/>
      </style:paragraph-properties>
    </style:style>
    <style:style style:name="List" style:family="paragraph" style:parent-style-name="Text_20_body" style:class="list">
      <style:text-properties style:font-name-complex="SBL Hebrew"/>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SBL Hebrew" style:font-size-complex="12pt" style:font-style-complex="italic"/>
    </style:style>
    <style:style style:name="Index" style:family="paragraph" style:parent-style-name="Standard" style:class="index">
      <style:paragraph-properties text:number-lines="false" text:line-number="0"/>
      <style:text-properties style:font-name-complex="SBL Hebrew"/>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Header" style:family="paragraph" style:parent-style-name="Standard" style:list-style-name="" style:class="extra">
      <style:paragraph-properties>
        <style:tab-stops>
          <style:tab-stop style:position="3.2661in" style:type="center"/>
          <style:tab-stop style:position="6.5319in" style:type="right"/>
        </style:tab-stops>
      </style:paragraph-properties>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in" fo:margin-bottom="0.2in" fo:line-height="100%" fo:text-indent="0in" style:auto-text-indent="false"/>
      <style:text-properties style:font-name="Calluna1" fo:font-size="14pt" fo:font-weight="bold" style:font-size-asian="115%" style:font-weight-asian="bold" style:font-size-complex="12pt" style:font-weight-complex="normal"/>
    </style:style>
    <style:style style:name="Heading_20_2" style:display-name="Heading 2" style:family="paragraph" style:parent-style-name="Heading" style:next-style-name="Text_20_body" style:default-outline-level="3" style:list-style-name="Outline" style:class="text">
      <style:paragraph-properties fo:margin-left="0in" fo:margin-right="0in" fo:margin-top="0in" fo:margin-bottom="0in" fo:line-height="0.4in" fo:text-indent="0in" style:auto-text-indent="false"/>
      <style:text-properties fo:font-size="12pt" fo:font-style="normal" fo:font-weight="normal" style:font-size-asian="14pt" style:font-style-asian="italic" style:font-weight-asian="bold" style:font-size-complex="12pt" style:font-style-complex="normal"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left="0in" fo:margin-right="0in" fo:margin-top="0.4in" fo:margin-bottom="0in" fo:line-height="0.2in" fo:text-indent="0in" style:auto-text-indent="false" style:page-number="auto"/>
      <style:text-properties fo:font-variant="normal" fo:text-transform="none" fo:font-size="12pt" style:text-underline-style="none" fo:font-weight="bold" style:font-size-asian="14pt" style:font-weight-asian="bold" style:font-size-complex="12pt" style:font-weight-complex="normal"/>
    </style:style>
    <style:style style:name="Heading_20_4" style:display-name="Heading 4" style:family="paragraph" style:parent-style-name="Heading" style:next-style-name="Text_20_body" style:default-outline-level="5" style:list-style-name="Outline" style:class="text" style:master-page-name="">
      <style:paragraph-properties fo:margin-left="0in" fo:margin-right="0in" fo:margin-top="0.4in" fo:margin-bottom="0in" fo:text-indent="0in" style:auto-text-indent="false" style:page-number="auto"/>
      <style:text-properties fo:font-variant="normal" fo:text-transform="none" fo:font-size="12pt" fo:font-style="normal" fo:font-weight="normal" style:font-size-asian="85%" style:font-style-asian="italic" style:font-weight-asian="bold" style:font-size-complex="12pt" style:font-style-complex="normal" style:font-weight-complex="normal"/>
    </style:style>
    <style:style style:name="Abbreviations" style:family="paragraph" style:parent-style-name="Addressee">
      <style:paragraph-properties fo:margin-left="1in" fo:margin-right="0in" fo:margin-top="0.2in" fo:margin-bottom="0in" fo:line-height="100%" fo:text-indent="-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4in" fo:text-indent="0in" style:auto-text-indent="false" style:page-number="auto" text:number-lines="false" text:line-number="0"/>
      <style:text-properties fo:font-size="12pt" fo:font-weight="normal" style:font-size-asian="16pt" style:font-weight-asian="bold" style:font-size-complex="12pt" style:font-weight-complex="normal"/>
    </style:style>
    <style:style style:name="Contents_20_1" style:display-name="Contents 1" style:family="paragraph" style:parent-style-name="Index" style:class="index">
      <style:paragraph-properties fo:margin-left="0in" fo:margin-right="0in" fo:margin-top="0in" fo:margin-bottom="0.2in" fo:text-indent="0in" style:auto-text-indent="false">
        <style:tab-stops>
          <style:tab-stop style:position="5.75in" style:type="right" style:leader-style="solid" style:leader-text="_"/>
        </style:tab-stops>
      </style:paragraph-properties>
    </style:style>
    <style:style style:name="Contents_20_2" style:display-name="Contents 2" style:family="paragraph" style:parent-style-name="Index" style:class="index">
      <style:paragraph-properties fo:margin-left="0in" fo:margin-right="0in" fo:margin-top="0in" fo:margin-bottom="0.2in" fo:text-indent="0in" style:auto-text-indent="false">
        <style:tab-stops>
          <style:tab-stop style:position="5.5535in" style:type="right" style:leader-style="dotted" style:leader-text="."/>
        </style:tab-stops>
      </style:paragraph-properties>
      <style:text-properties fo:font-variant="normal" fo:text-transform="none"/>
    </style:style>
    <style:style style:name="Contents_20_3" style:display-name="Contents 3" style:family="paragraph" style:parent-style-name="Index" style:list-style-name="Numbering_20_2" style:class="index">
      <style:paragraph-properties fo:margin-left="0.5in" fo:margin-right="0in" fo:margin-top="0in" fo:margin-bottom="0.2in" fo:text-indent="-0.25in" style:auto-text-indent="false" text:number-lines="true" text:line-number="0">
        <style:tab-stops>
          <style:tab-stop style:position="5.3571in"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paragraph-properties fo:margin-left="0.75in" fo:margin-right="0in" fo:margin-top="0in" fo:margin-bottom="0.2in" fo:text-indent="-0.25in" style:auto-text-indent="false">
        <style:tab-stops>
          <style:tab-stop style:position="5.1602in" style:type="right" style:leader-style="dotted" style:leader-text="."/>
        </style:tab-stops>
      </style:paragraph-properties>
      <style:text-properties fo:font-variant="normal" fo:text-transform="none" fo:font-weight="normal" style:font-weight-complex="bold"/>
    </style:style>
    <style:style style:name="Bibliography_20_Entries" style:display-name="Bibliography Entries" style:family="paragraph" style:parent-style-name="Standard">
      <style:paragraph-properties fo:margin-left="0.5in" fo:margin-right="0in" fo:margin-top="0in" fo:margin-bottom="0.2in" fo:text-indent="-0.5in" style:auto-text-indent="false">
        <style:tab-stops/>
      </style:paragraph-properties>
    </style:style>
    <style:style style:name="Hidden_20_Heading" style:display-name="Hidden Heading" style:family="paragraph" style:parent-style-name="Standard" style:default-outline-level="2" style:list-style-name="Outline">
      <style:text-properties fo:color="#ffffff"/>
    </style:style>
    <style:style style:name="Heading_20_5" style:display-name="Heading 5" style:family="paragraph" style:parent-style-name="Heading" style:next-style-name="Text_20_body" style:default-outline-level="6" style:list-style-name="Outline" style:class="text">
      <style:paragraph-properties fo:margin-top="0.4in" fo:margin-bottom="0in" fo:text-align="start" style:justify-single-word="false"/>
      <style:text-properties fo:font-variant="normal" fo:text-transform="none" fo:font-size="12pt" fo:font-style="italic" fo:font-weight="normal" style:font-size-asian="85%" style:font-weight-asian="bold" style:font-size-complex="12pt" style:font-style-complex="italic" style:font-weight-complex="normal"/>
    </style:style>
    <style:style style:name="Contents_20_5" style:display-name="Contents 5" style:family="paragraph" style:parent-style-name="Index" style:class="index">
      <style:paragraph-properties fo:margin-left="1in" fo:margin-right="0in" fo:margin-top="0in" fo:margin-bottom="0.2008in" fo:text-indent="-0.25in" style:auto-text-indent="false">
        <style:tab-stops>
          <style:tab-stop style:position="4.9638in" style:type="right" style:leader-style="dotted" style:leader-text="."/>
        </style:tab-stops>
      </style:paragraph-properties>
      <style:text-properties fo:font-variant="normal" fo:text-transform="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5in" fo:margin-right="0in" fo:margin-top="0.2in" fo:margin-bottom="0in" fo:line-height="0.2in" fo:text-indent="0in" style:auto-text-indent="false"/>
    </style:style>
    <style:style style:name="Footnote" style:family="paragraph" style:parent-style-name="Standard" style:class="extra">
      <style:paragraph-properties fo:margin-left="0in" fo:margin-right="0in" fo:margin-top="0in" fo:margin-bottom="0.2in" fo:line-height="0.2in" fo:text-indent="0.5in" style:auto-text-indent="false" text:number-lines="false" text:line-number="0"/>
      <style:text-properties fo:font-size="12pt" style:font-size-asian="10pt" style:font-size-complex="12pt"/>
    </style:style>
    <style:style style:name="DissTitleCaps" style:family="paragraph" style:parent-style-name="Standard">
      <style:paragraph-properties fo:text-align="center" style:justify-single-word="false"/>
      <style:text-properties fo:text-transform="uppercase"/>
    </style:style>
    <style:style style:name="DissTitleNormal" style:family="paragraph" style:parent-style-name="Standard">
      <style:paragraph-properties fo:margin-left="0in" fo:margin-right="0in" fo:text-align="center" style:justify-single-word="false" fo:text-indent="0in" style:auto-text-indent="false"/>
    </style:style>
    <style:style style:name="BlockQuotation" style:family="paragraph" style:parent-style-name="DissTitleNormal">
      <style:paragraph-properties fo:margin-left="0.25in" fo:margin-right="0in" fo:margin-top="0in" fo:margin-bottom="0.2in" fo:text-align="start" style:justify-single-word="false" fo:text-indent="0in" style:auto-text-indent="false"/>
    </style:style>
    <style:style style:name="Table_20_index_20_heading" style:display-name="Table index heading" style:family="paragraph" style:parent-style-name="Heading" style:class="index">
      <style:paragraph-properties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75in" style:type="right" style:leader-style="dotted" style:leader-text="."/>
        </style:tab-stops>
      </style:paragraph-properties>
    </style:style>
    <style:style style:name="Table" style:family="paragraph" style:parent-style-name="Caption" style:class="extra">
      <style:paragraph-properties fo:margin-top="0.2in" fo:margin-bottom="0in"/>
      <style:text-properties fo:font-style="normal" style:font-style-complex="normal"/>
    </style:style>
    <style:style style:name="Illustration" style:family="paragraph" style:parent-style-name="Caption" style:class="extra">
      <style:paragraph-properties fo:margin-top="0in" fo:margin-bottom="0in"/>
      <style:text-properties fo:font-style="normal" style:font-style-complex="normal"/>
    </style:style>
    <style:style style:name="Illustration_20_Index_20_Heading" style:display-name="Illustration Index Heading" style:family="paragraph" style:parent-style-name="Heading" style:class="index">
      <style:paragraph-properties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5in" style:type="right" style:leader-style="dotted" style:leader-text="."/>
        </style:tab-stops>
      </style:paragraph-properties>
    </style:style>
    <style:style style:name="Chapter_20_Number" style:display-name="Chapter Number" style:family="paragraph" style:parent-style-name="Standard">
      <style:paragraph-properties fo:margin-top="0in" fo:margin-bottom="0in" fo:line-height="0.2in" fo:text-align="center" style:justify-single-word="false"/>
      <style:text-properties fo:text-transform="uppercase"/>
    </style:style>
    <style:style style:name="Epigraph" style:family="paragraph" style:parent-style-name="Text_20_body" style:master-page-name="">
      <style:paragraph-properties fo:margin-left="0.5in" fo:margin-right="0in" fo:margin-top="0.4in" fo:margin-bottom="0in" fo:line-height="100%" fo:text-indent="0in" style:auto-text-indent="false" style:page-number="auto"/>
      <style:text-properties fo:background-color="transparent"/>
    </style:style>
    <style:style style:name="EpigraphSource" style:family="paragraph" style:parent-style-name="Epigraph">
      <style:paragraph-properties fo:margin-top="0in" fo:margin-bottom="0.2in" fo:text-align="end" style:justify-single-word="false" style:writing-mode="lr-tb"/>
    </style:style>
    <style:style style:name="Heading_20_6" style:display-name="Heading 6" style:family="paragraph" style:parent-style-name="Heading" style:next-style-name="Text_20_body" style:default-outline-level="7" style:list-style-name="Outline" style:class="text">
      <style:paragraph-properties fo:margin-top="0.4in" fo:margin-bottom="0.2in" fo:text-align="start" style:justify-single-word="false"/>
      <style:text-properties fo:font-variant="normal" fo:text-transform="none" fo:font-size="12pt" fo:font-weight="normal" style:font-size-asian="75%" style:font-weight-asian="bold" style:font-size-complex="12pt" style:font-weight-complex="normal"/>
    </style:style>
    <style:style style:name="Numbering_20_1" style:display-name="Numbering 1" style:family="paragraph" style:parent-style-name="List" style:default-outline-level="1" style:list-style-name="Numbering_20_1" style:class="list">
      <style:paragraph-properties fo:margin-left="0.6in" fo:margin-right="0in" fo:margin-top="0in" fo:margin-bottom="0.2in" fo:line-height="100%" fo:text-indent="-0.35in" style:auto-text-indent="false">
        <style:tab-stops>
          <style:tab-stop style:position="0.1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1.25in" fo:margin-right="0in" fo:margin-top="0in" fo:margin-bottom="0.2in" fo:text-indent="-0.25in" style:auto-text-indent="false">
        <style:tab-stops>
          <style:tab-stop style:position="4.7673in" style:type="right" style:leader-style="dotted" style:leader-text="."/>
        </style:tab-stops>
      </style:paragraph-properties>
      <style:text-properties fo:font-variant="normal" fo:text-transform="none" fo:font-style="normal"/>
    </style:style>
    <style:style style:name="Contents_20_7" style:display-name="Contents 7" style:family="paragraph" style:parent-style-name="Index" style:class="index">
      <style:paragraph-properties fo:margin-left="1.5in" fo:margin-right="0in" fo:margin-top="0in" fo:margin-bottom="0.2in" fo:text-indent="-0.25in" style:auto-text-indent="false">
        <style:tab-stops>
          <style:tab-stop style:position="4.5709in" style:type="right" style:leader-style="dotted" style:leader-text="."/>
        </style:tab-stops>
      </style:paragraph-properties>
      <style:text-properties fo:font-variant="normal" fo:text-transform="non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EpigraphFrontMatter" style:family="paragraph" style:parent-style-name="Epigraph">
      <style:paragraph-properties fo:margin-left="1in" fo:margin-right="1in" fo:margin-top="0in" fo:margin-bottom="0in" fo:text-align="start" style:justify-single-word="false" fo:text-indent="0in" style:auto-text-indent="false" style:writing-mode="lr-tb"/>
    </style:style>
    <style:style style:name="EpigraphSourceFrontMatter" style:family="paragraph" style:parent-style-name="EpigraphSource">
      <style:paragraph-properties fo:margin-left="1in" fo:margin-right="1in" fo:margin-top="0in" fo:margin-bottom="0in" fo:text-indent="0in" style:auto-text-indent="false"/>
    </style:style>
    <style:style style:name="SingleSpaceLine" style:family="paragraph" style:parent-style-name="Standard">
      <style:paragraph-properties fo:line-height="0.0201in"/>
    </style:style>
    <style:style style:name="Outline" style:family="paragraph" style:list-style-name="TurabianOutline">
      <style:paragraph-properties fo:margin-top="0.2in" fo:margin-bottom="0in" fo:line-height="0.2in">
        <style:tab-stops/>
      </style:paragraph-properties>
    </style:style>
    <style:style style:name="Heading_20_3_20_First" style:display-name="Heading 3 First" style:family="paragraph" style:parent-style-name="Text_20_body">
      <style:paragraph-properties fo:margin-left="0in" fo:margin-right="0in" fo:line-height="0.2in" fo:text-align="center" style:justify-single-word="false" fo:text-indent="0in" style:auto-text-indent="false"/>
      <style:text-properties fo:font-weight="bold"/>
    </style:style>
    <style:style style:name="Bibliography_20_1" style:display-name="Bibliography 1" style:family="paragraph" style:parent-style-name="Index" style:class="index">
      <style:paragraph-properties fo:margin-left="0.5in" fo:margin-right="0in" fo:margin-top="0.2in" fo:margin-bottom="0in" fo:line-height="0.2in" fo:text-indent="-0.5in" style:auto-text-indent="false">
        <style:tab-stops/>
      </style:paragraph-properties>
    </style:style>
    <style:style style:name="Bibliography_20_First_20_Entry" style:display-name="Bibliography First Entry" style:family="paragraph" style:parent-style-name="Bibliography_20_Entries" style:next-style-name="Bibliography_20_Entries">
      <style:paragraph-properties fo:margin-top="0.2in" fo:margin-bottom="0.2in"/>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Contents_20_1_20_Manual" style:display-name="Contents 1 Manual" style:family="paragraph" style:parent-style-name="Text_20_body">
      <style:paragraph-properties fo:margin-left="0.25in" fo:margin-right="0in" fo:margin-top="0in" fo:margin-bottom="0.1807in" fo:line-height="0.1807in" fo:hyphenation-ladder-count="no-limit" fo:text-indent="-0.25in" style:auto-text-indent="false">
        <style:tab-stops>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text-properties style:font-name-complex="SBL Hebrew2" fo:hyphenate="false" fo:hyphenation-remain-char-count="2" fo:hyphenation-push-char-count="2"/>
    </style:style>
    <style:style style:name="Contents_20_3_20_Manual" style:display-name="Contents 3 Manual" style:family="paragraph" style:parent-style-name="Contents_20_1_20_Manual" style:list-style-name="Numbering_20_2">
      <style:paragraph-properties text:number-lines="false" text:line-number="0">
        <style:tab-stops>
          <style:tab-stop style:position="0.2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style>
    <style:style style:name="Contents_20_4_20_Manual" style:display-name="Contents 4 Manual" style:family="paragraph" style:parent-style-name="Contents_20_1_20_Manual">
      <style:paragraph-properties fo:margin-left="0.75in" fo:margin-right="0in" fo:text-indent="-0.25in" style:auto-text-indent="false"/>
    </style:style>
    <style:style style:name="Contents_20_5_20_Manual" style:display-name="Contents 5 Manual" style:family="paragraph" style:parent-style-name="Contents_20_4_20_Manual">
      <style:paragraph-properties fo:margin-left="1in" fo:margin-right="0in" fo:text-indent="-0.25in" style:auto-text-indent="false"/>
    </style:style>
    <style:style style:name="Contents_20_6_20_Manual" style:display-name="Contents 6 Manual" style:family="paragraph" style:parent-style-name="Contents_20_5_20_Manual">
      <style:paragraph-properties fo:margin-left="1.25in" fo:margin-right="0in" fo:text-indent="-0.25in" style:auto-text-indent="false"/>
    </style:style>
    <style:style style:name="Contents_20_7_20_Manual" style:display-name="Contents 7 Manual" style:family="paragraph" style:parent-style-name="Contents_20_6_20_Manual">
      <style:paragraph-properties fo:margin-left="1.5in" fo:margin-right="0in" fo:text-indent="-0.25in" style:auto-text-indent="false"/>
    </style:style>
    <style:style style:name="Contents_20_2_20_Manual" style:display-name="Contents 2 Manual" style:family="paragraph" style:parent-style-name="Contents_20_1_20_Manual">
      <style:paragraph-properties>
        <style:tab-stops/>
      </style:paragraph-properties>
    </style:style>
    <style:style style:name="HebrewEnglishTranslation" style:family="paragraph" style:parent-style-name="Text_20_body">
      <style:paragraph-properties fo:margin-left="2.5in" fo:margin-right="0in" fo:margin-top="0.2in" fo:margin-bottom="0in" fo:line-height="0.2in" fo:text-indent="-2.5in" style:auto-text-indent="false">
        <style:tab-stops>
          <style:tab-stop style:position="2in" style:type="right"/>
          <style:tab-stop style:position="2.25in" style:type="center"/>
          <style:tab-stop style:position="2.5in"/>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parent-style-name="Default_20_Paragraph_20_Font">
      <style:text-properties fo:font-size="12pt" style:font-size-asian="12pt" style:font-size-complex="12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text-properties style:text-position="0% 100%" fo:letter-spacing="normal" fo:background-color="transparent"/>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fo:letter-spacing="normal" style:letter-kerning="fals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abel"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style>
    <text:list-style style:name="Numbering_20_2" style:display-name="Numbering 2">
      <text:list-level-style-number text:level="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style:num-suffix="." style:num-format="1" text:start-value="2">
        <style:list-level-properties text:list-level-position-and-space-mode="label-alignment" fo:text-align="end">
          <style:list-level-label-alignment text:label-followed-by="space" fo:text-indent="-0.25in" fo:margin-left="0.5in"/>
        </style:list-level-properties>
      </text:list-level-style-number>
      <text:list-level-style-number text:level="3" style:num-suffix="." style:num-format="1" text:start-value="3">
        <style:list-level-properties text:list-level-position-and-space-mode="label-alignment" fo:text-align="end">
          <style:list-level-label-alignment text:label-followed-by="space" fo:text-indent="-0.25in" fo:margin-left="0.5in"/>
        </style:list-level-properties>
      </text:list-level-style-number>
      <text:list-level-style-number text:level="4" style:num-suffix="." style:num-format="1" text:start-value="4">
        <style:list-level-properties text:list-level-position-and-space-mode="label-alignment" fo:text-align="end">
          <style:list-level-label-alignment text:label-followed-by="space" fo:text-indent="-0.25in" fo:margin-left="0.5in"/>
        </style:list-level-properties>
      </text:list-level-style-number>
      <text:list-level-style-number text:level="5" style:num-suffix="." style:num-format="1" text:start-value="5">
        <style:list-level-properties text:list-level-position-and-space-mode="label-alignment" fo:text-align="end">
          <style:list-level-label-alignment text:label-followed-by="space" fo:text-indent="-0.25in" fo:margin-left="0.5in"/>
        </style:list-level-properties>
      </text:list-level-style-number>
      <text:list-level-style-number text:level="6" style:num-suffix="." style:num-format="1" text:start-value="6">
        <style:list-level-properties text:list-level-position-and-space-mode="label-alignment" fo:text-align="end">
          <style:list-level-label-alignment text:label-followed-by="space" fo:text-indent="-0.25in" fo:margin-left="0.5in"/>
        </style:list-level-properties>
      </text:list-level-style-number>
      <text:list-level-style-number text:level="7" style:num-suffix="." style:num-format="1" text:start-value="7">
        <style:list-level-properties text:list-level-position-and-space-mode="label-alignment" fo:text-align="end">
          <style:list-level-label-alignment text:label-followed-by="space" fo:text-indent="-0.25in" fo:margin-left="0.5in"/>
        </style:list-level-properties>
      </text:list-level-style-number>
      <text:list-level-style-number text:level="8" style:num-suffix="." style:num-format="1" text:start-value="8">
        <style:list-level-properties text:list-level-position-and-space-mode="label-alignment" fo:text-align="end">
          <style:list-level-label-alignment text:label-followed-by="space" fo:text-indent="-0.25in" fo:margin-left="0.5in"/>
        </style:list-level-properties>
      </text:list-level-style-number>
      <text:list-level-style-number text:level="9" style:num-suffix="." style:num-format="1" text:start-value="9">
        <style:list-level-properties text:list-level-position-and-space-mode="label-alignment" fo:text-align="end">
          <style:list-level-label-alignment text:label-followed-by="space" fo:text-indent="-0.25in" fo:margin-left="0.5in"/>
        </style:list-level-properties>
      </text:list-level-style-number>
      <text:list-level-style-number text:level="10" style:num-suffix="." style:num-format="1" text:start-value="10">
        <style:list-level-properties text:list-level-position-and-space-mode="label-alignment" fo:text-align="end">
          <style:list-level-label-alignment text:label-followed-by="space" fo:text-indent="-0.25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rabianOutline">
      <text:list-level-style-number text:level="1" text:style-name="Numbering_20_Symbols" style:num-suffix="." style:num-format="I">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25in" fo:margin-left="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space" fo:text-indent="-0.25in" fo:margin-left="1.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space" fo:text-indent="-0.25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25in" fo:margin-left="1.75in"/>
        </style:list-level-properties>
      </text:list-level-style-number>
      <text:list-level-style-bullet text:level="8"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style>
    <text:list-style style:name="Numbering_20_Quotations" style:display-name="Numbering Quotations">
      <text:list-level-style-number text:level="1"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style>
    <text:list-style style:name="WW8Num1" text:consecutive-numbering="true">
      <text:list-level-style-number text:level="1" style:num-suffix=". " style:num-format="1">
        <style:list-level-properties text:list-level-position-and-space-mode="label-alignment" fo:text-align="end">
          <style:list-level-label-alignment text:label-followed-by="listtab" text:list-tab-stop-position="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in" fo:text-indent="-0.25in" fo:margin-left="0.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in" fo:text-indent="-0.1252in" fo:margin-left="0.8in"/>
        </style:list-level-properties>
      </text:list-level-style-number>
      <text:list-level-style-number text:level="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in" fo:text-indent="-0.25in" fo:margin-left="1.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3in" fo:text-indent="-0.1252in" fo:margin-left="2.3in"/>
        </style:list-level-properties>
      </text:list-level-style-number>
      <text:list-level-style-number text:level="7"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3in" fo:text-indent="-0.25in" fo:margin-left="3.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in" fo:text-indent="-0.1252in" fo:margin-left="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i" style:print-orientation="portrait" fo:margin-top="1in" fo:margin-bottom="1in" fo:margin-left="1.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2">
      <style:page-layout-properties fo:page-width="8.5in" fo:page-height="11in" style:num-format="i" style:print-orientation="portrait" fo:margin-top="1in" fo:margin-bottom="1in" fo:margin-left="1.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4">
      <style:page-layout-properties fo:page-width="8.5in" fo:page-height="11in" style:num-format="1" style:print-orientation="portrait" fo:margin-top="2in" fo:margin-bottom="1in" fo:margin-left="1.5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3in" fo:margin-bottom="1in" fo:margin-left="1.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3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i"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i" style:print-orientation="portrait" fo:margin-top="3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i" style:print-orientation="portrait" fo:margin-top="1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i" style:print-orientation="portrait" fo:margin-top="2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3">
      <style:page-layout-properties fo:page-width="8.5in" fo:page-height="11in" style:num-format="i" style:print-orientation="portrait" fo:margin-top="1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4">
      <style:page-layout-properties fo:page-width="8.5in" fo:page-height="11in" style:num-format="i" style:print-orientation="portrait" fo:margin-top="1in" fo:margin-bottom="0.6in" fo:margin-left="1.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layout-properties fo:page-width="8.5in" fo:page-height="11in" style:num-format="1" style:print-orientation="portrait" fo:margin-top="0.75in" fo:margin-bottom="1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header-footer-properties fo:min-height="0.4in" fo:margin-left="0in" fo:margin-right="0in" fo:margin-bottom="0.2in" style:dynamic-spacing="false"/>
      </style:header-style>
      <style:footer-style/>
    </style:page-layout>
    <style:page-layout style:name="Mpm16">
      <style:page-layout-properties fo:page-width="8.5in" fo:page-height="11in" style:num-format="1"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7">
      <style:page-layout-properties fo:page-width="8.5in" fo:page-height="11in" style:num-format="1"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true"/>
      </style:footer-style>
    </style:page-layout>
    <style:page-layout style:name="Mpm18">
      <style:page-layout-properties fo:page-width="8.5in" fo:page-height="11in" style:num-format="1" style:print-orientation="portrait" fo:margin-top="3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9">
      <style:page-layout-properties fo:page-width="8.5in" fo:page-height="11in" style:num-format="1" style:print-orientation="portrait" fo:margin-top="1in" fo:margin-bottom="0.75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0">
      <style:page-layout-properties fo:page-width="8.5in" fo:page-height="11in" style:num-format="1" style:print-orientation="portrait" fo:margin-top="0.75in" fo:margin-bottom="1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footer>
        <text:p text:style-name="Footer"><text:s text:c="67"/></text:p>
      </style:footer>
    </style:master-page>
    <style:master-page style:name="First_20_Page" style:display-name="First Page" style:page-layout-name="Mpm2" style:next-style-name="Standard">
      <style:header>
        <text:p text:style-name="Header"><draw:frame draw:style-name="Mfr1" draw:name="Frame27" text:anchor-type="paragraph" svg:y="0.0008in" fo:min-width="0.0161in" draw:z-index="0"><draw:text-box fo:min-height="0.1457in"><text:p text:style-name="Header"><text:span text:style-name="Page_20_Number"><text:page-number text:select-page="current"/></text:span></text:p></draw:text-box></draw:frame></text:p>
      </style:header>
      <style:footer>
        <text:p text:style-name="Footer"/>
      </style:footer>
    </style:master-page>
    <style:master-page style:name="_30_7_20_-_20_Abstract_20_First_20_Page" style:display-name="07 - Abstract First Page" style:page-layout-name="Mpm3" style:next-style-name="_30_8-_20_Abstract_20_Remainder">
      <style:footer>
        <text:p text:style-name="Footer"><draw:frame draw:style-name="Mfr1" draw:name="Frame1"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_30_2_20_-_20_Title" style:display-name="02 - Title" style:page-layout-name="Mpm4"/>
    <style:master-page style:name="_30_1_20_-_20_Fly_20_Leaf" style:display-name="01 - Fly Leaf" style:page-layout-name="Mpm5" style:next-style-name="_30_2_20_-_20_Title"/>
    <style:master-page style:name="_30_5_20_-_20_Dedication" style:display-name="05 - Dedication" style:page-layout-name="Mpm6"/>
    <style:master-page style:name="HTML" style:page-layout-name="Mpm7"/>
    <style:master-page style:name="_30_6_20_-_20_Epigraph" style:display-name="06 - Epigraph" style:page-layout-name="Mpm8"/>
    <style:master-page style:name="_30_3_20_-_20_Signature" style:display-name="03 - Signature" style:page-layout-name="Mpm9">
      <style:footer>
        <text:p text:style-name="MP1"><text:page-number text:select-page="current"/></text:p>
      </style:footer>
    </style:master-page>
    <style:master-page style:name="_30_4_20_-_20_Disclaimer" style:display-name="04 - Disclaimer" style:page-layout-name="Mpm10">
      <style:footer>
        <text:p text:style-name="MP1"><text:page-number text:select-page="current"/></text:p>
      </style:footer>
    </style:master-page>
    <style:master-page style:name="_30_8-_20_Abstract_20_Remainder" style:display-name="08- Abstract Remainder" style:page-layout-name="Mpm11">
      <style:footer>
        <text:p text:style-name="MP1"><text:page-number text:select-page="current"/></text:p>
      </style:footer>
    </style:master-page>
    <style:master-page style:name="_30_9_20_-_20_Table_20_of_20_Contents" style:display-name="09 - Table of Contents" style:page-layout-name="Mpm11" style:next-style-name="_30_9a_20_-_20_Illustrations">
      <style:footer>
        <text:p text:style-name="MP1"><text:page-number text:select-page="current"/></text:p>
      </style:footer>
    </style:master-page>
    <style:master-page style:name="_31_0_20_-_20_Acknowledgments_20_First" style:display-name="10 - Acknowledgments First" style:page-layout-name="Mpm12" style:next-style-name="_31_1_20_-_20_Acknowledgements_20_Remainder">
      <style:footer>
        <text:p text:style-name="MP1"><text:page-number text:select-page="current"/></text:p>
      </style:footer>
    </style:master-page>
    <style:master-page style:name="_31_2_20_-_20_Abbreviations_20_First_20_Page" style:display-name="12 - Abbreviations First Page" style:page-layout-name="Mpm9" style:next-style-name="_31_3_20_-_20_Abbreviations_20_Remainder">
      <style:footer>
        <text:p text:style-name="MP1"><text:page-number text:select-page="current"/></text:p>
      </style:footer>
    </style:master-page>
    <style:master-page style:name="_31_1_20_-_20_Acknowledgements_20_Remainder" style:display-name="11 - Acknowledgements Remainder" style:page-layout-name="Mpm13">
      <style:footer>
        <text:p text:style-name="MP1"><text:page-number text:select-page="current"/></text:p>
      </style:footer>
    </style:master-page>
    <style:master-page style:name="_31_3_20_-_20_Abbreviations_20_Remainder" style:display-name="13 - Abbreviations Remainder" style:page-layout-name="Mpm14">
      <style:footer>
        <text:p text:style-name="Footer"/>
      </style:footer>
    </style:master-page>
    <style:master-page style:name="_31_5_20_-_20_Chapter_20_Remainder" style:display-name="15 - Chapter Remainder" style:page-layout-name="Mpm15">
      <style:header>
        <text:p text:style-name="Header"><text:tab/><text:tab/><text:page-number text:select-page="current"/></text:p>
      </style:header>
    </style:master-page>
    <style:master-page style:name="_31_6_20_-_20_Bibliography_20_First_20_Page" style:display-name="16 - Bibliography First Page" style:page-layout-name="Mpm16" style:next-style-name="_31_7_20_-_20_Bibliography_20_Remainder">
      <style:footer>
        <text:p text:style-name="MP1"><text:page-number text:select-page="current"/></text:p>
      </style:footer>
    </style:master-page>
    <style:master-page style:name="_31_4_20_-_20_Chapter_20_First_20_Page" style:display-name="14 - Chapter First Page" style:page-layout-name="Mpm17" style:next-style-name="_31_5_20_-_20_Chapter_20_Remainder">
      <style:footer>
        <text:p text:style-name="Footer"><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_30_9a_20_-_20_Illustrations" style:display-name="09a - Illustrations" style:page-layout-name="Mpm9">
      <style:footer>
        <text:p text:style-name="MP1"><text:page-number text:select-page="current"/></text:p>
      </style:footer>
    </style:master-page>
    <style:master-page style:name="_30_9b_20_-_20_Tables" style:display-name="09b - Tables" style:page-layout-name="Mpm9">
      <style:footer>
        <text:p text:style-name="MP1"><text:page-number text:select-page="current"/></text:p>
      </style:footer>
    </style:master-page>
    <style:master-page style:name="_31_7_20_-_20_Bibliography_20_Remainder" style:display-name="17 - Bibliography Remainder" style:page-layout-name="Mpm15">
      <style:header>
        <text:p text:style-name="Header"><text:tab/><text:tab/><text:page-number text:select-page="current"/></text:p>
      </style:header>
    </style:master-page>
    <style:master-page style:name="Turabian_20_1_20_-_20_Paper_20_Title" style:display-name="Turabian 1 - Paper Title" style:page-layout-name="Mpm18" style:next-style-name="Turabian_20_2_20_-_20_First_20_Page"/>
    <style:master-page style:name="Turabian_20_2_20_-_20_First_20_Page" style:display-name="Turabian 2 - First Page" style:page-layout-name="Mpm19" style:next-style-name="Turabian_20_3_20_-_20_Remainder">
      <style:footer>
        <text:p text:style-name="Footer"/>
      </style:footer>
    </style:master-page>
    <style:master-page style:name="Turabian_20_3_20_-_20_Remainder" style:display-name="Turabian 3 - Remainder" style:page-layout-name="Mpm20">
      <style:header>
        <text:p text:style-name="Header"><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07:01:51</meta:creation-date>
    <meta:editing-cycles>3</meta:editing-cycles>
    <meta:editing-duration>PT38M</meta:editing-duration>
    <meta:generator>LibreOffice/3.4$Linux LibreOffice_project/340m1$Build-402</meta:generator>
    <dc:title>Dissertation2011-11-02</dc:title>
    <meta:initial-creator>Daniel Owens</meta:initial-creator>
    <dc:date>2012-05-10T07:55:01</dc:date>
    <dc:creator>Daniel Owens</dc:creator>
    <meta:document-statistic meta:table-count="0" meta:image-count="0" meta:object-count="0" meta:page-count="5" meta:paragraph-count="104" meta:word-count="701" meta:character-count="5172" meta:non-whitespace-character-count="4359"/>
    <meta:user-defined meta:name="Info 1"/>
    <meta:user-defined meta:name="Info 2"/>
    <meta:user-defined meta:name="Info 3"/>
    <meta:user-defined meta:name="Info 4"/>
    <meta:user-defined meta:name="ZOTERO_PREF_1" meta:value-type="string">&lt;data data-version="3" zotero-version="2.1rc2"&gt;&lt;session id="KQgaF1xd"/&gt;&lt;style id="http://www.zotero.org/styles/turabian" hasBibliography="1" bibliographyStyleHasBeenSet="1"/&gt;&lt;prefs&gt;&lt;pref name="fieldType" value="ReferenceMark"/&gt;&lt;pref name="noteType" value=</meta:user-defined>
    <meta:user-defined meta:name="ZOTERO_PREF_2" meta:value-type="string">"1"/&gt;&lt;/prefs&gt;&lt;/data&gt;</meta:user-defined>
    <meta:template xlink:type="simple" xlink:actuate="onRequest" xlink:title="Dissertation2011-11-02" xlink:href="../../../../../../../../.libreoffice/3/user/template/Dissertation2011-11-02.ott" meta:date="2012-05-10T07:01:50"/>
  </office:meta>
</office:document-meta>
</file>